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5000004E41AAFC9DF535BEF6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4.038cm" fo:min-width="29.788cm" fo:padding-top="0.231cm" fo:padding-bottom="0.231cm" fo:padding-left="0.356cm" fo:padding-right="0.356cm"/>
    </style:style>
    <style:style style:name="gr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2.742cm" fo:min-width="5.658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2pt"/>
    </style:style>
    <style:style style:name="T1" style:family="text">
      <style:text-properties style:font-name="Montserrat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527cm" svg:height="24cm" svg:x="-1.5cm" svg:y="-4.35cm">
          <draw:image xlink:href="Pictures/10000000000006D5000004E41AAFC9DF535BEF63.jpg" xlink:type="simple" xlink:show="embed" xlink:actuate="onLoad" draw:mime-type="image/jpeg">
            <text:p/>
          </draw:image>
        </draw:frame>
        <draw:custom-shape draw:style-name="gr2" draw:text-style-name="P1" draw:layer="layout" svg:width="30.5cm" svg:height="14.5cm" svg:x="-0.25cm" svg:y="-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75cm" svg:height="4.25cm" svg:x="20.5cm" svg:y="1.25cm">
          <text:p text:style-name="P2"><text:span text:style-name="T1">I don’t have anything to wear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679.87658553308 32575.29992942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13:57.333919586</meta:creation-date>
    <meta:editing-duration>PT19M19S</meta:editing-duration>
    <meta:editing-cycles>4</meta:editing-cycles>
    <meta:generator>LibreOffice/7.3.7.2$Linux_X86_64 LibreOffice_project/30$Build-2</meta:generator>
    <dc:date>2023-12-21T00:33:19.245927527</dc:date>
    <meta:document-statistic meta:object-count="3"/>
  </office:meta>
</office:document-meta>
</file>